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068" officeooo:paragraph-rsid="00197068"/>
    </style:style>
    <style:style style:name="P2" style:family="paragraph" style:parent-style-name="Standard">
      <style:text-properties officeooo:rsid="00197068" officeooo:paragraph-rsid="001b627b"/>
    </style:style>
    <style:style style:name="P3" style:family="paragraph" style:parent-style-name="Standard">
      <style:text-properties officeooo:paragraph-rsid="00197068"/>
    </style:style>
    <style:style style:name="T1" style:family="text">
      <style:text-properties officeooo:rsid="00197068"/>
    </style:style>
    <style:style style:name="T2" style:family="text">
      <style:text-properties officeooo:rsid="0019e9c4"/>
    </style:style>
    <style:style style:name="T3" style:family="text">
      <style:text-properties officeooo:rsid="001b627b"/>
    </style:style>
    <style:style style:name="T4" style:family="text">
      <style:text-properties fo:font-style="italic"/>
    </style:style>
    <style:style style:name="T5" style:family="text">
      <style:text-properties officeooo:rsid="001c39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Kernel-density estimates of </text:span><text:span text:style-name="T2">distributions of </text:span><text:span text:style-name="T1">14C </text:span><text:span text:style-name="T2">dates </text:span><text:span text:style-name="T1">were undertaken using the sparr package </text:span><text:span text:style-name="T2">(Davies et al. 2018)</text:span><text:span text:style-name="T1"> in the R statistical environment (R core team 2020). </text:span><text:span text:style-name="T3">In order to avoid any distortion along the northing and easting axes, all geographical coordinates were reprojected using the equal earth projection (Šavrič et al. 2019), using the st_transform function in the sf R package (Pebesma 2018). </text:span><text:span text:style-name="T5">Fixed bandwidths for the kernel density estimates were computed for each regional dataset using the OS function in sparr. <text:s/>Risk surface analysis was conducted using the risk function in sparr, with areas of statistical difference (p.value&lt;=0.05) being indicated on the resulting plots. All code is available in the SI.</text:span></text:p>
      <text:p text:style-name="P1"/>
      <text:p text:style-name="P1"/>
      <text:p text:style-name="P1">References</text:p>
      <text:p text:style-name="P1">Davies, T. M., Marshall, J. C., &amp; Hazelton, M. L. (2018). Tutorial on kernel estimation of continuous spatial and spatiotemporal relative risk. <text:span text:style-name="T4">Statistics in Medicine</text:span>, <text:span text:style-name="T4">37</text:span>(7), 1191–1221. https://doi.org/10.1002/sim.7577</text:p>
      <text:p text:style-name="P2">Pebesma, E., 2018. Simple Features for R: Standardized Support for Spatial Vector Data. The R Journal 10 (1), 439-446. https://doi.org/10.32614/RJ-2018-009</text:p>
      <text:p text:style-name="P2">Šavrič, B., Patterson, T., &amp; Jenny, B. (2019). The Equal Earth map projection. <text:span text:style-name="T4">International Journal of Geographical Information Science: IJGIS</text:span>, <text:span text:style-name="T4">33</text:span>(3), 454–465. https://doi.org/10.1080/13658816.2018.1504949</text:p>
      <text:p text:style-name="P1">R Core Team (2020). R: A language and environment for statistical computing. R Foundation for Statistical Computing, Vienna, Austria. URL https://www.R-project.org/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1:35:22.631183715</meta:creation-date>
    <dc:date>2021-03-18T12:25:53.691144868</dc:date>
    <meta:editing-duration>PT20M20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6" meta:word-count="207" meta:character-count="1480" meta:non-whitespace-character-count="1280"/>
  </office:meta>
</office:document-meta>
</file>